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5E90000188A9371CA0D.wmf"/>
  <manifest:file-entry manifest:media-type="" manifest:full-path="Pictures/20000007000028AA00001DA48951F82F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4cm" fo:margin-left="-0.191cm" table:align="left" style:writing-mode="lr-tb"/>
    </style:style>
    <style:style style:name="Таблица1.A" style:family="table-column">
      <style:table-column-properties style:column-width="5.768cm"/>
    </style:style>
    <style:style style:name="Таблица1.B" style:family="table-column">
      <style:table-column-properties style:column-width="4.935cm"/>
    </style:style>
    <style:style style:name="Таблица1.C" style:family="table-column">
      <style:table-column-properties style:column-width="6.181cm"/>
    </style:style>
    <style:style style:name="Таблица1.1" style:family="table-row">
      <style:table-row-properties style:min-row-height="1.894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002cm solid #00000a"/>
    </style:style>
    <style:style style:name="Таблица1.2" style:family="table-row">
      <style:table-row-properties style:min-row-height="1.379cm" style:keep-together="true" fo:keep-together="auto"/>
    </style:style>
    <style:style style:name="P1" style:family="paragraph" style:parent-style-name="Standard">
      <style:paragraph-properties fo:line-height="150%"/>
      <style:text-properties fo:font-size="14pt" style:font-name-asian="Times New Roman" style:font-size-asian="14pt"/>
    </style:style>
    <style:style style:name="P2" style:family="paragraph" style:parent-style-name="Standard">
      <style:paragraph-properties fo:line-height="150%" fo:text-align="end" style:justify-single-word="false"/>
      <style:text-properties fo:font-size="14pt" style:font-name-asian="Times New Roman" style:font-size-asian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style:font-name-asian="Times New Roman" style:font-size-asian="14pt"/>
    </style:style>
    <style:style style:name="P4" style:family="paragraph" style:parent-style-name="Standard">
      <style:paragraph-properties fo:margin-left="0cm" fo:margin-right="0cm" fo:line-height="150%" fo:text-indent="1cm" style:auto-text-indent="false"/>
      <style:text-properties fo:font-size="14pt" style:font-name-asian="Times New Roman" style:font-size-asian="14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style:font-name-asian="Times New Roman" style:font-size-asian="14pt"/>
    </style:style>
    <style:style style:name="P6" style:family="paragraph" style:parent-style-name="No_20_Spacing">
      <style:paragraph-properties fo:margin-left="0cm" fo:margin-right="0cm" fo:margin-top="0.176cm" fo:margin-bottom="0cm" fo:text-indent="1cm" style:auto-text-indent="false"/>
    </style:style>
    <style:style style:name="P7" style:family="paragraph" style:parent-style-name="No_20_Spacing">
      <style:paragraph-properties fo:margin-left="0cm" fo:margin-right="0cm" fo:margin-top="0.176cm" fo:margin-bottom="0cm" fo:text-indent="1cm" style:auto-text-indent="false"/>
      <style:text-properties style:font-size-asian="14pt" style:font-size-complex="14pt"/>
    </style:style>
    <style:style style:name="P8" style:family="paragraph" style:parent-style-name="No_20_Spacing">
      <style:paragraph-properties fo:margin-left="0cm" fo:margin-right="0cm" fo:text-indent="1cm" style:auto-text-indent="false"/>
      <style:text-properties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indent="1.499cm" style:auto-text-indent="false"/>
      <style:text-properties fo:font-size="14pt" style:font-name-asian="Times New Roman" style:font-size-asian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499cm" style:auto-text-indent="false"/>
      <style:text-properties fo:font-size="14pt" style:font-name-asian="Times New Roman" style:font-size-asian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499cm" style:auto-text-indent="false"/>
      <style:text-properties fo:font-size="14pt" style:font-name-asian="Times New Roman" style:font-size-asian="14pt"/>
    </style:style>
    <style:style style:name="P12" style:family="paragraph" style:parent-style-name="Standard">
      <style:paragraph-properties fo:margin-left="0cm" fo:margin-right="0cm" fo:line-height="150%" fo:text-indent="1.499cm" style:auto-text-indent="false"/>
      <style:text-properties style:font-name-asian="Times New Roman" style:font-size-asian="14pt"/>
    </style:style>
    <style:style style:name="P13" style:family="paragraph" style:parent-style-name="Standard">
      <style:paragraph-properties fo:margin-left="0cm" fo:margin-right="0cm" fo:line-height="150%" fo:text-indent="1.499cm" style:auto-text-indent="false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499cm" style:auto-text-indent="false"/>
    </style:style>
    <style:style style:name="P15" style:family="paragraph" style:parent-style-name="Text_20_body_20_indent">
      <style:paragraph-properties fo:margin-left="0cm" fo:margin-right="0cm" fo:line-height="150%" fo:text-indent="1.499cm" style:auto-text-indent="false"/>
      <style:text-properties style:font-size-asian="14pt" style:font-size-complex="14pt"/>
    </style:style>
    <style:style style:name="P16" style:family="paragraph" style:parent-style-name="Text_20_body_20_indent">
      <style:paragraph-properties fo:margin-left="0cm" fo:margin-right="0cm" fo:line-height="150%" fo:text-align="center" style:justify-single-word="false" fo:text-indent="1.499cm" style:auto-text-indent="false"/>
      <style:text-properties style:font-size-asian="14pt" style:font-size-complex="14pt"/>
    </style:style>
    <style:style style:name="P17" style:family="paragraph" style:parent-style-name="Text_20_body_20_indent">
      <style:paragraph-properties fo:margin-left="0cm" fo:margin-right="0cm" fo:line-height="150%" fo:text-indent="1.499cm" style:auto-text-indent="false"/>
    </style:style>
    <style:style style:name="P18" style:family="paragraph" style:parent-style-name="Îñíîâíîé_20_òåêñò">
      <style:paragraph-properties fo:margin-left="0cm" fo:margin-right="0cm" fo:margin-top="0cm" fo:margin-bottom="0cm" fo:line-height="150%" fo:text-indent="1.499cm" style:auto-text-indent="false"/>
      <style:text-properties fo:font-size="14pt" style:font-size-asian="14pt" style:font-size-complex="14pt"/>
    </style:style>
    <style:style style:name="P19" style:family="paragraph" style:parent-style-name="No_20_Spacing">
      <style:paragraph-properties fo:margin-left="0cm" fo:margin-right="0cm" fo:text-indent="1.499cm" style:auto-text-indent="false"/>
      <style:text-properties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name-asian="Times New Roman" style:font-size-asian="14pt"/>
    </style:style>
    <style:style style:name="P21" style:family="paragraph" style:parent-style-name="No_20_Spacing">
      <style:text-properties style:font-size-asian="14pt" style:font-size-complex="14pt"/>
    </style:style>
    <style:style style:name="P22" style:family="paragraph" style:parent-style-name="No_20_Spacing">
      <style:paragraph-properties fo:margin-left="0cm" fo:margin-right="0cm" fo:text-indent="1.249cm" style:auto-text-indent="false"/>
    </style:style>
    <style:style style:name="P23" style:family="paragraph" style:parent-style-name="No_20_Spacing">
      <style:paragraph-properties fo:margin-left="0cm" fo:margin-right="0cm" fo:text-indent="1.249cm" style:auto-text-indent="false"/>
      <style:text-properties style:font-size-asian="14pt" style:font-size-complex="14pt"/>
    </style:style>
    <style:style style:name="P24" style:family="paragraph" style:parent-style-name="No_20_Spacing">
      <style:paragraph-properties fo:margin-left="0cm" fo:margin-right="0cm" fo:text-indent="1.249cm" style:auto-text-indent="false"/>
      <style:text-properties fo:font-weight="bold" style:font-size-asian="14pt" style:font-weight-asian="bold" style:font-size-complex="14pt" style:font-weight-complex="bold"/>
    </style:style>
    <style:style style:name="P25" style:family="paragraph" style:parent-style-name="No_20_Spacing">
      <style:paragraph-properties fo:margin-left="0cm" fo:margin-right="0cm" fo:text-indent="1.249cm" style:auto-text-indent="false"/>
      <style:text-properties style:font-name-asian="Calibri1" style:font-size-asian="14pt" style:font-weight-asian="bold"/>
    </style:style>
    <style:style style:name="P26" style:family="paragraph" style:parent-style-name="No_20_Spacing">
      <style:paragraph-properties fo:margin-left="0cm" fo:margin-right="0cm" fo:margin-top="0.176cm" fo:margin-bottom="0cm" fo:text-indent="1.249cm" style:auto-text-indent="false"/>
      <style:text-properties style:font-size-asian="14pt" style:font-size-complex="14pt"/>
    </style:style>
    <style:style style:name="P27" style:family="paragraph" style:parent-style-name="No_20_Spacing">
      <style:paragraph-properties fo:margin-top="0.423cm" fo:margin-bottom="0.423cm" fo:text-align="end" style:justify-single-word="false"/>
      <style:text-properties style:font-size-asian="14pt" style:font-size-complex="14pt"/>
    </style:style>
    <style:style style:name="P28" style:family="paragraph" style:parent-style-name="No_20_Spacing">
      <style:paragraph-properties fo:margin-left="0cm" fo:margin-right="0cm" fo:text-indent="0cm" style:auto-text-indent="false"/>
    </style:style>
    <style:style style:name="P29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font-size-asian="14pt" style:font-size-complex="14pt"/>
    </style:style>
    <style:style style:name="P30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fo:color="#000000" fo:language="en" fo:country="US" style:font-size-asian="14pt" style:font-size-complex="14pt"/>
    </style:style>
    <style:style style:name="P31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fo:color="#000000" style:font-size-asian="14pt" style:font-size-complex="14pt"/>
    </style:style>
    <style:style style:name="P32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fo:language="en" fo:country="US" style:font-size-asian="14pt" style:font-size-complex="14pt"/>
    </style:style>
    <style:style style:name="P33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fo:color="#0e0e0e" style:font-size-asian="14pt" style:font-size-complex="14pt"/>
    </style:style>
    <style:style style:name="P34" style:family="paragraph" style:parent-style-name="No_20_Spacing" style:master-page-name="Standard">
      <style:paragraph-properties fo:margin-left="0cm" fo:margin-right="0cm" fo:margin-top="0.176cm" fo:margin-bottom="0.176cm" fo:text-indent="1.249cm" style:auto-text-indent="false" style:page-number="auto"/>
      <style:text-properties style:font-size-asian="14pt" style:font-size-complex="14pt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style:text-position="-58% 100%" style:font-size-complex="14pt"/>
    </style:style>
    <style:style style:name="P37" style:family="paragraph" style:parent-style-name="Standard">
      <style:text-properties style:font-size-complex="14pt"/>
    </style:style>
    <style:style style:name="P38" style:family="paragraph" style:parent-style-name="Standard">
      <style:paragraph-properties fo:margin-left="0cm" fo:margin-right="0cm" fo:text-indent="1cm" style:auto-text-indent="false"/>
    </style:style>
    <style:style style:name="P39" style:family="paragraph" style:parent-style-name="Standard">
      <style:paragraph-properties fo:margin-left="-0.499cm" fo:margin-right="-0.7cm" fo:text-indent="1.499cm" style:auto-text-indent="false"/>
    </style:style>
    <style:style style:name="P40" style:family="paragraph" style:parent-style-name="Standard">
      <style:paragraph-properties fo:margin-left="-0.499cm" fo:margin-right="-0.7cm" fo:text-align="start" style:justify-single-word="false" fo:text-indent="1.499cm" style:auto-text-indent="false"/>
    </style:style>
    <style:style style:name="P41" style:family="paragraph" style:parent-style-name="Standard" style:list-style-name="WWNum1">
      <style:paragraph-properties fo:margin-left="-0.499cm" fo:margin-right="-0.7cm" fo:text-align="start" style:justify-single-word="false" fo:text-indent="1.499cm" style:auto-text-indent="false"/>
    </style:style>
    <style:style style:name="P42" style:family="paragraph" style:parent-style-name="Standard" style:list-style-name="WWNum1">
      <style:paragraph-properties fo:margin-left="-0.499cm" fo:margin-right="-0.7cm" fo:text-indent="1.499cm" style:auto-text-indent="false"/>
    </style:style>
    <style:style style:name="P43" style:family="paragraph" style:parent-style-name="Standard">
      <style:paragraph-properties fo:margin-left="0cm" fo:margin-right="0cm" fo:text-indent="0.953cm" style:auto-text-indent="false"/>
    </style:style>
    <style:style style:name="P44" style:family="paragraph" style:parent-style-name="Standard">
      <style:paragraph-properties fo:margin-left="0cm" fo:margin-right="0cm" fo:text-align="end" style:justify-single-word="false" fo:text-indent="0.953cm" style:auto-text-indent="false"/>
    </style:style>
    <style:style style:name="P45" style:family="paragraph" style:parent-style-name="Standard">
      <style:paragraph-properties fo:margin-left="0cm" fo:margin-right="0cm" fo:text-align="center" style:justify-single-word="false" fo:text-indent="0.953cm" style:auto-text-indent="false"/>
    </style:style>
    <style:style style:name="P46" style:family="paragraph" style:parent-style-name="Standard">
      <style:paragraph-properties fo:margin-left="0cm" fo:margin-right="0cm" fo:text-indent="0.953cm" style:auto-text-indent="false"/>
      <style:text-properties style:font-size-complex="14pt"/>
    </style:style>
    <style:style style:name="P47" style:family="paragraph" style:parent-style-name="Standard">
      <style:paragraph-properties fo:margin-left="1.501cm" fo:margin-right="-0.005cm" fo:margin-top="0.212cm" fo:margin-bottom="0cm" fo:text-align="end" style:justify-single-word="false" fo:text-indent="-0.75cm" style:auto-text-indent="false"/>
    </style:style>
    <style:style style:name="P48" style:family="paragraph" style:parent-style-name="Standard">
      <style:paragraph-properties fo:margin-left="0cm" fo:margin-right="-0.005cm" fo:text-align="center" style:justify-single-word="false" fo:text-indent="0.501cm" style:auto-text-indent="false"/>
    </style:style>
    <style:style style:name="P49" style:family="paragraph" style:parent-style-name="Standard">
      <style:paragraph-properties fo:margin-left="0cm" fo:margin-right="-0.005cm" fo:text-indent="1cm" style:auto-text-indent="false"/>
    </style:style>
    <style:style style:name="P50" style:family="paragraph" style:parent-style-name="Standard">
      <style:paragraph-properties fo:margin-left="1.251cm" fo:margin-right="0cm" fo:text-align="center" style:justify-single-word="false" fo:text-indent="1cm" style:auto-text-indent="false"/>
    </style:style>
    <style:style style:name="P51" style:family="paragraph" style:parent-style-name="Standard">
      <style:paragraph-properties fo:margin-left="1.251cm" fo:margin-right="0cm" fo:text-align="end" style:justify-single-word="false" fo:text-indent="1cm" style:auto-text-indent="false"/>
    </style:style>
    <style:style style:name="P52" style:family="paragraph" style:parent-style-name="Standard">
      <style:paragraph-properties fo:margin-left="0.953cm" fo:margin-right="0cm" fo:text-align="end" style:justify-single-word="false" fo:text-indent="1cm" style:auto-text-indent="false"/>
    </style:style>
    <style:style style:name="P53" style:family="paragraph" style:parent-style-name="Standard">
      <style:paragraph-properties fo:margin-left="0.953cm" fo:margin-right="0cm" fo:text-align="center" style:justify-single-word="false" fo:text-indent="1cm" style:auto-text-indent="false"/>
    </style:style>
    <style:style style:name="P54" style:family="paragraph" style:parent-style-name="Standard">
      <style:paragraph-properties fo:margin-left="0.953cm" fo:margin-right="0cm" fo:text-indent="1cm" style:auto-text-indent="false"/>
      <style:text-properties style:font-size-complex="14pt"/>
    </style:style>
    <style:style style:name="P55" style:family="paragraph" style:parent-style-name="Standard" style:list-style-name="WWNum1">
      <style:paragraph-properties fo:margin-left="1.752cm" fo:margin-right="0cm" fo:text-align="start" style:justify-single-word="false" fo:text-indent="-0.751cm" style:auto-text-indent="false"/>
    </style:style>
    <style:style style:name="P56" style:family="paragraph" style:parent-style-name="Standard" style:list-style-name="WWNum1">
      <style:paragraph-properties fo:margin-left="1.752cm" fo:margin-right="0cm" fo:line-height="100%" fo:text-align="start" style:justify-single-word="false" fo:text-indent="-0.751cm" style:auto-text-indent="false"/>
    </style:style>
    <style:style style:name="P57" style:family="paragraph" style:parent-style-name="Standard">
      <style:paragraph-properties fo:margin-left="1.251cm" fo:margin-right="0cm" fo:text-align="center" style:justify-single-word="false" fo:text-indent="0.501cm" style:auto-text-indent="false"/>
    </style:style>
    <style:style style:name="P58" style:family="paragraph" style:parent-style-name="Standard">
      <style:paragraph-properties fo:margin-left="1.251cm" fo:margin-right="0cm" fo:text-align="center" style:justify-single-word="false" fo:text-indent="0.953cm" style:auto-text-indent="false"/>
    </style:style>
    <style:style style:name="P59" style:family="paragraph" style:parent-style-name="Standard" style:list-style-name="WWNum1">
      <style:paragraph-properties fo:margin-left="-0.499cm" fo:margin-right="-0.7cm" fo:text-indent="1.251cm" style:auto-text-indent="false"/>
    </style:style>
    <style:style style:name="P60" style:family="paragraph" style:parent-style-name="Standard">
      <style:paragraph-properties fo:margin-left="0cm" fo:margin-right="0cm" fo:text-indent="1.27cm" style:auto-text-indent="false"/>
    </style:style>
    <style:style style:name="P61" style:family="paragraph" style:parent-style-name="Standard" style:list-style-name="WWNum1">
      <style:paragraph-properties fo:margin-left="1.251cm" fo:margin-right="0cm" fo:text-align="start" style:justify-single-word="false" fo:text-indent="-0.25cm" style:auto-text-indent="false"/>
    </style:style>
    <style:style style:name="P62" style:family="paragraph" style:parent-style-name="Standard">
      <style:paragraph-properties fo:margin-left="-0.499cm" fo:margin-right="-0.7cm" fo:text-indent="0.501cm" style:auto-text-indent="false"/>
    </style:style>
    <style:style style:name="P63" style:family="paragraph" style:parent-style-name="Standard">
      <style:paragraph-properties fo:margin-left="0.501cm" fo:margin-right="0cm" fo:text-indent="0.75cm" style:auto-text-indent="false"/>
    </style:style>
    <style:style style:name="P64" style:family="paragraph" style:parent-style-name="Standard" style:list-style-name="WWNum1">
      <style:paragraph-properties fo:margin-left="1.501cm" fo:margin-right="0cm" fo:line-height="100%" fo:text-align="start" style:justify-single-word="false" fo:text-indent="-0.75cm" style:auto-text-indent="false"/>
    </style:style>
    <style:style style:name="P65" style:family="paragraph" style:parent-style-name="Standard">
      <style:paragraph-properties fo:margin-left="0cm" fo:margin-right="0cm" fo:text-align="end" style:justify-single-word="false" fo:text-indent="5.715cm" style:auto-text-indent="false"/>
    </style:style>
    <style:style style:name="P66" style:family="paragraph" style:parent-style-name="Standard">
      <style:paragraph-properties fo:margin-left="0cm" fo:margin-right="0cm" fo:text-indent="5.715cm" style:auto-text-indent="false"/>
      <style:text-properties fo:font-size="10pt" fo:font-style="italic" style:font-size-asian="10pt" style:font-style-asian="italic"/>
    </style:style>
    <style:style style:name="P67" style:family="paragraph" style:parent-style-name="Standard">
      <style:paragraph-properties fo:margin-left="0cm" fo:margin-right="0cm" fo:text-align="start" style:justify-single-word="false" fo:text-indent="3cm" style:auto-text-indent="false"/>
    </style:style>
    <style:style style:name="P68" style:family="paragraph" style:parent-style-name="Standard" style:list-style-name="WWNum1">
      <style:paragraph-properties fo:margin-left="1.752cm" fo:margin-right="-0.005cm" fo:line-height="100%" fo:text-align="start" style:justify-single-word="false" fo:text-indent="-0.751cm" style:auto-text-indent="false"/>
    </style:style>
    <style:style style:name="P69" style:family="paragraph" style:parent-style-name="Standard">
      <style:paragraph-properties fo:margin-left="0cm" fo:margin-right="-0.005cm" fo:text-align="center" style:justify-single-word="false" fo:text-indent="0.953cm" style:auto-text-indent="false"/>
    </style:style>
    <style:style style:name="P70" style:family="paragraph" style:parent-style-name="Standard">
      <style:paragraph-properties fo:break-before="page"/>
    </style:style>
    <style:style style:name="P71" style:family="paragraph" style:parent-style-name="List_20_Paragraph" style:list-style-name="WWNum1">
      <style:paragraph-properties fo:margin-left="1.501cm" fo:margin-right="0cm" fo:margin-top="0cm" fo:margin-bottom="0cm" fo:line-height="150%" fo:text-align="justify" style:justify-single-word="false" fo:text-indent="0cm" style:auto-text-indent="false"/>
    </style:style>
    <style:style style:name="P72" style:family="paragraph" style:parent-style-name="List_20_Paragraph" style:list-style-name="WWNum1">
      <style:paragraph-properties fo:margin-left="1.501cm" fo:margin-right="0cm" fo:margin-top="0cm" fo:margin-bottom="0cm" fo:line-height="150%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73" style:family="paragraph" style:parent-style-name="List_20_Paragraph" style:list-style-name="WWNum1">
      <style:paragraph-properties fo:margin-left="1.501cm" fo:margin-right="0cm" fo:margin-top="0cm" fo:margin-bottom="0cm" fo:line-height="150%" fo:text-indent="0cm" style:auto-text-indent="false"/>
    </style:style>
    <style:style style:name="P74" style:family="paragraph" style:parent-style-name="List_20_Paragraph" style:list-style-name="WWNum1">
      <style:paragraph-properties fo:margin-left="1.501cm" fo:margin-right="-0.7cm" fo:text-indent="-0.501cm" style:auto-text-indent="false"/>
    </style:style>
    <style:style style:name="P75" style:family="paragraph" style:parent-style-name="List_20_Paragraph" style:list-style-name="WWNum1">
      <style:paragraph-properties fo:margin-left="-0.501cm" fo:margin-right="-0.7cm" fo:margin-top="0cm" fo:margin-bottom="0cm" fo:line-height="150%" fo:text-align="justify" style:justify-single-word="false" fo:text-indent="1.252cm" style:auto-text-indent="false">
        <style:tab-stops>
          <style:tab-stop style:position="1cm"/>
        </style:tab-stops>
      </style:paragraph-properties>
    </style:style>
    <style:style style:name="P76" style:family="paragraph" style:parent-style-name="List_20_Paragraph" style:list-style-name="WWNum2">
      <style:paragraph-properties fo:margin-left="1.501cm" fo:margin-right="-0.005cm" fo:margin-top="0.212cm" fo:margin-bottom="0cm" fo:line-height="150%" fo:text-indent="-0.75cm" style:auto-text-indent="false">
        <style:tab-stops>
          <style:tab-stop style:position="0cm"/>
          <style:tab-stop style:position="2.251cm"/>
          <style:tab-stop style:position="2.752cm"/>
        </style:tab-stops>
      </style:paragraph-properties>
    </style:style>
    <style:style style:name="P77" style:family="paragraph" style:parent-style-name="List_20_Paragraph" style:list-style-name="WWNum2">
      <style:paragraph-properties fo:margin-left="1.501cm" fo:margin-right="-0.005cm" fo:margin-top="0.212cm" fo:margin-bottom="0cm" fo:line-height="150%" fo:text-indent="-0.75cm" style:auto-text-indent="false">
        <style:tab-stops>
          <style:tab-stop style:position="0cm"/>
        </style:tab-stops>
      </style:paragraph-properties>
    </style:style>
    <style:style style:name="P78" style:family="paragraph" style:parent-style-name="List_20_Paragraph" style:list-style-name="WWNum2">
      <style:paragraph-properties fo:margin-left="1.501cm" fo:margin-right="-0.005cm" fo:margin-top="0.212cm" fo:margin-bottom="0.212cm" fo:line-height="150%" fo:text-indent="-0.75cm" style:auto-text-indent="false">
        <style:tab-stops>
          <style:tab-stop style:position="0cm"/>
        </style:tab-stops>
      </style:paragraph-properties>
    </style:style>
    <style:style style:name="P79" style:family="paragraph" style:parent-style-name="List_20_Paragraph">
      <style:paragraph-properties fo:margin-left="1.501cm" fo:margin-right="-0.005cm" fo:margin-top="0.212cm" fo:margin-bottom="0cm" fo:line-height="150%" fo:text-indent="0cm" style:auto-text-indent="false"/>
    </style:style>
    <style:style style:name="P80" style:family="paragraph" style:parent-style-name="List_20_Paragraph" style:list-style-name="WWNum1">
      <style:paragraph-properties fo:margin-left="1.752cm" fo:margin-right="0cm" fo:margin-top="0cm" fo:margin-bottom="0cm" fo:line-height="150%" fo:text-indent="-0.751cm" style:auto-text-indent="false"/>
    </style:style>
    <style:style style:name="P81" style:family="paragraph" style:parent-style-name="СтильPops">
      <style:paragraph-properties fo:margin-left="0.231cm" fo:margin-right="-0.005cm" fo:line-height="150%" fo:text-indent="1.02cm" style:auto-text-indent="false"/>
    </style:style>
    <style:style style:name="P82" style:family="paragraph" style:parent-style-name="СтильPops">
      <style:paragraph-properties fo:margin-left="6.244cm" fo:margin-right="-0.005cm" fo:text-indent="1.249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4pt"/>
    </style:style>
    <style:style style:name="T4" style:family="text">
      <style:text-properties fo:language="en" fo:country="US" fo:font-style="italic" style:font-style-asian="italic" style:font-size-complex="14pt"/>
    </style:style>
    <style:style style:name="T5" style:family="text">
      <style:text-properties fo:color="#000000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position="35% 100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ize-complex="14pt"/>
    </style:style>
    <style:style style:name="T11" style:family="text">
      <style:text-properties style:font-size-complex="14pt"/>
    </style:style>
    <style:style style:name="T12" style:family="text">
      <style:text-properties style:text-position="sub 58%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5" style:family="text">
      <style:text-properties style:font-name-complex="F" style:font-size-complex="1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-58% 100%"/>
    </style:style>
    <style:style style:name="T18" style:family="text">
      <style:text-properties style:text-position="-58% 100%" style:font-size-complex="14pt"/>
    </style:style>
    <style:style style:name="T19" style:family="text">
      <style:text-properties style:text-position="-58% 100%" fo:font-size="10pt" style:font-size-asian="10pt"/>
    </style:style>
    <style:style style:name="T20" style:family="text">
      <style:text-properties fo:font-size="16pt" fo:language="en" fo:country="US" fo:font-style="italic" style:font-size-asian="16pt" style:font-style-asian="italic" style:font-size-complex="16pt"/>
    </style:style>
    <style:style style:name="T2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2.6 <text:span text:style-name="T1">Расчет платы</text:span></text:p>
      <text:p text:style-name="P23">2.6.1 <text:span text:style-name="T1">Расчет потребляемой мощности</text:span></text:p>
      <text:p text:style-name="P23">Рассчитываем мощность для каждой микросхемы, а также общую мощность.</text:p>
      <text:p text:style-name="P23">Суммарная мощность определяется по формуле:</text:p>
      <text:p text:style-name="P27"><text:span text:style-name="T2">P</text:span>пот. = . <text:s text:c="46"/>(<text:span text:style-name="T5">1</text:span>) </text:p>
      <text:p text:style-name="P21">Расчеты сведены в таблицу 2.</text:p>
      <text:p text:style-name="P2">Таблица 2 – Расчет потребляемой мощност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9">Элемент</text:p>
          </table:table-cell>
          <table:table-cell table:style-name="Таблица1.A1" office:value-type="string">
            <text:p text:style-name="P29">Количество</text:p>
          </table:table-cell>
          <table:table-cell table:style-name="Таблица1.A1" office:value-type="string">
            <text:p text:style-name="P29">Потребляемая</text:p>
            <text:p text:style-name="P29">мощность, Вт</text:p>
          </table:table-cell>
        </table:table-row>
        <table:table-row table:style-name="Таблица1.2">
          <table:table-cell table:style-name="Таблица1.A1" office:value-type="string">
            <text:p text:style-name="P30">AD8497ARMZ</text:p>
            <text:p text:style-name="P30">AD7794BRU</text:p>
            <text:p text:style-name="P30">ADR390ART</text:p>
            <text:p text:style-name="P30">LD1117AV33</text:p>
            <text:p text:style-name="P32">LPC1768FBD100</text:p>
            <text:p text:style-name="P30">KXO-V97T</text:p>
            <text:p text:style-name="P33">DP83848CVV</text:p>
            <text:p text:style-name="P31">ADUM4160BRWZ</text:p>
            <text:p text:style-name="P33">FT232R</text:p>
          </table:table-cell>
          <table:table-cell table:style-name="Таблица1.A1" office:value-type="string">
            <text:p text:style-name="P32">1</text:p>
            <text:p text:style-name="P32">1</text:p>
            <text:p text:style-name="P29">1</text:p>
            <text:p text:style-name="P29">4</text:p>
            <text:p text:style-name="P32">1</text:p>
            <text:p text:style-name="P29">1</text:p>
            <text:p text:style-name="P29">1</text:p>
            <text:p text:style-name="P29">1</text:p>
            <text:p text:style-name="P29">1</text:p>
          </table:table-cell>
          <table:table-cell table:style-name="Таблица1.A1" office:value-type="string">
            <text:p text:style-name="P29">0,0025 </text:p>
            <text:p text:style-name="P29">0,0025</text:p>
            <text:p text:style-name="P29">0,0015</text:p>
            <text:p text:style-name="P29">0<text:span text:style-name="T2">,</text:span>5</text:p>
            <text:p text:style-name="P29">0,3</text:p>
            <text:p text:style-name="P29">0,01</text:p>
            <text:p text:style-name="P29">0,3</text:p>
            <text:p text:style-name="P29">0,<text:span text:style-name="T2">0</text:span>1</text:p>
            <text:p text:style-name="P29">0,<text:span text:style-name="T2">0</text:span>2</text:p>
          </table:table-cell>
        </table:table-row>
      </table:table>
      <text:p text:style-name="P28"/>
      <text:p text:style-name="P4">Суммарная мощность устройства равна:</text:p>
      <text:p text:style-name="P1"><text:span text:style-name="T2">P</text:span> = 0,0025 + 0,0025 <text:s/>+ 0,0015 <text:s/>+ 2 + 0,3 + 0,01 + 0,3 + 0,01 + 0,02 = 2,64 Вт</text:p>
      <text:p text:style-name="P9">Выбран блок питания PS-05-5, максимальная мощность которого 5 Вт.</text:p>
      <text:p text:style-name="P12"><text:s/><text:span text:style-name="T6">2,64 Вт&lt;5 Вт, следовательно, мощности данного блока питания достаточно для питания устройства.</text:span></text:p>
      <text:p text:style-name="P6"/>
      <text:p text:style-name="P7">2.6.2 <text:span text:style-name="T1">Расчет надежности</text:span></text:p>
      <text:p text:style-name="P19">Надежность – это свойство изделия выполнять заданные функции <text:soft-page-break/>сохраняя свои эксплуатационные показатели в течение требуемого промежутка времени.</text:p>
      <text:p text:style-name="P19">Надежность схем должна обеспечивается правильным набором элементов, правильным <text:s/>их соединением, согласованием параметров, грамотной эксплуатацией.</text:p>
      <text:p text:style-name="P9">Расчет надежности осуществлялся на ЭВМ с помощью программы «Расчет параметров печатной платы <text:span text:style-name="T2">v</text:span>1.0»</text:p>
      <text:p text:style-name="P22"/>
      <text:p text:style-name="P24"><text:s text:c="13"/>= РАСЧЁТ НАДЕЖНОСТИ ИЗДЕЛИЯ =</text:p>
      <text:p text:style-name="P22"/>
      <text:p text:style-name="P24"><text:s text:c="17"/>&lt;&lt;&lt;ИСХОДНЫЕ ДАННЫЕ&gt;&gt;&gt;</text:p>
      <text:p text:style-name="P24">Условия эксплуатации:</text:p>
      <text:p text:style-name="P24"><text:s text:c="3"/>Лабораторные условия</text:p>
      <text:p text:style-name="P24"><text:s text:c="3"/>Высота над уровнем моря (в км.)/Давление (в мм.рт.ст.) = 0...1 / 760...675</text:p>
      <text:p text:style-name="P24"><text:s text:c="3"/>Влажность = 60...80%</text:p>
      <text:p text:style-name="P24">Заданное время работы = 10000 часов</text:p>
      <text:p text:style-name="P24">Состав схемы:</text:p>
      <text:p text:style-name="P24"><text:s/>-Конденсатор оксидный - 14шт</text:p>
      <text:p text:style-name="P24"><text:s/>-Конденсатор керамический - 58шт</text:p>
      <text:p text:style-name="P24"><text:s/>-Микросхема аналоговая - 7шт</text:p>
      <text:p text:style-name="P24"><text:s/>-Микросхема цифровая - 5шт</text:p>
      <text:p text:style-name="P24"><text:s/>-Индикатор полупроводниковый - 3шт</text:p>
      <text:p text:style-name="P24"><text:s/>-Катушка индуктивности - 3шт</text:p>
      <text:p text:style-name="P24"><text:s/>-Резистор постоянный углеродистый - 72шт</text:p>
      <text:p text:style-name="P24"><text:s/>-Резистор переменный композиционный - 1шт</text:p>
      <text:p text:style-name="P24"><text:s/>-Транзистор n-p-n - 1шт</text:p>
      <text:p text:style-name="P24"><text:s/>-Проводники печатных плат - 120шт</text:p>
      <text:p text:style-name="P24"><text:s/>-Пайка объемного монтажа - 200шт</text:p>
      <text:p text:style-name="P24"><text:s text:c="17"/>&lt;&lt;&lt;РЕЗУЛЬТАТЫ РАСЧЁТА&gt;&gt;&gt;</text:p>
      <text:p text:style-name="P24"><text:soft-page-break/>Общая интенсивность отказа РЭА = 4,839E-5</text:p>
      <text:p text:style-name="P24">Средняя наработка РЭА до первого отказа = 20665,42674 часов</text:p>
      <text:p text:style-name="P24">Вероятность безотказной работы РЭА за время 10000 часов равна 0,61637</text:p>
      <text:p text:style-name="P10">Таким образом, средняя наработка до первого отказа превышает значение, заданное в техническом задании. </text:p>
      <text:p text:style-name="P22"/>
      <text:p text:style-name="P8">2.6.3<text:span text:style-name="T1">Расчет теплового режима</text:span></text:p>
      <text:p text:style-name="P10">Для расчета теплового режима ЭС существует множество методик обладающих различной степенью точности, трудоемкостью. Наиболее распространенная методика расчета процессов теплообмена – схематизация. Сущность этого метода состоит в том, что несущую с установленными электронными элементами принимают за одно тело с изотермической поверхностью, для которой и производится расчет теплового режима.</text:p>
      <text:p text:style-name="P10">Методика расчёта теплового режима блока ЭВА с естественным воздушным охлаждением.</text:p>
      <text:p text:style-name="P9">Исходными данными для расчёта являются:</text:p>
      <text:p text:style-name="P9">мощность, рассеиваемая в блоке, Р (Вт) ;</text:p>
      <text:p text:style-name="P9">давление окружающей <text:s/>среды Н (Па);</text:p>
      <text:p text:style-name="P9">температура окружающей среды Т (град. С);</text:p>
      <text:p text:style-name="P18">размеры корпуса блока для горизонтальной ориентации плат длина L1(м), ширина L2 (м),высота L3 (м).</text:p>
      <text:p text:style-name="P10">Для вертикальной ориентации плат-размер, вдоль которого располагаются платы L1 (м); высота L2 (м); размер, перпендикулярно которому располагаются платы L3 (м);</text:p>
      <text:p text:style-name="P9">коэффициент заполнения К ;</text:p>
      <text:p text:style-name="P9">количество перфорационных отверстий N;</text:p>
      <text:p text:style-name="P9">вид отверстий и размеры для прямоугольных и щелевых : L4 (м), L5 (м)-размеры сторон <text:s/>прямоугольника;</text:p>
      <text:p text:style-name="P19">для круглых: диаметр отверстия D(м).</text:p>
      <text:p text:style-name="P15"><text:soft-page-break/>В расчёте в следующем порядке определяются: поверхность корпуса блока.</text:p>
      <text:p text:style-name="P16">S1 =2*(L1 * L2 + (L1 + L2 )* L3 ),<text:tab/><text:tab/><text:tab/>(2)</text:p>
      <text:p text:style-name="P15">Условная поверхность нагретой зоны</text:p>
      <text:p text:style-name="P16">S1 =2*(L1 * L2 + (L1 + L2 )* L3 <text:s/>* K),<text:tab/><text:tab/> <text:s text:c="6"/>(3)</text:p>
      <text:p text:style-name="P15">удельная мощность корпуса</text:p>
      <text:p text:style-name="P16">Q1 =P/ S1,<text:tab/><text:tab/><text:tab/><text:tab/><text:tab/>(4)</text:p>
      <text:p text:style-name="P15">удельная мощность нагретой зоны</text:p>
      <text:p text:style-name="P16">Q2 =P/ S2.<text:tab/><text:tab/><text:tab/><text:tab/><text:tab/>(5)</text:p>
      <text:p text:style-name="P15">Коэффициент <text:s/>перегрева корпуса, зависящий <text:s/>от удельной мощности корпуса.</text:p>
      <text:p text:style-name="P16">K1=0.1472 * Q1-0.2962*10-3*Q22+0.3127*10-6*Q32.<text:tab/><text:tab/>(6)</text:p>
      <text:p text:style-name="P15">Коэффициент перегрева нагретой зоны зависящий от удельной мощности нагретой зоны.</text:p>
      <text:p text:style-name="P17"/>
      <text:p text:style-name="P15">По рассчитанному перегреву нагретой зоны определяют критичную величину перегрева:</text:p>
      <text:p text:style-name="P16">Т4 =Q4+Т.<text:tab/><text:tab/><text:tab/><text:tab/><text:tab/>(7)</text:p>
      <text:p text:style-name="P19">Расчет теплового режима осуществлялся на ЭВМ с помощью программы «Расчет параметров печатной платы <text:span text:style-name="T2">v</text:span>1.0» Расчет теплового режима осуществляется для режима естественного воздушного охлаждения.</text:p>
      <text:p text:style-name="P25">&lt;&lt;&lt;ИСХОДНЫЕ ДАННЫЕ&gt;&gt;&gt;</text:p>
      <text:p text:style-name="P25">Мощность рассеиваемая в блоке <text:s/>P=2,64 Вт</text:p>
      <text:p text:style-name="P25">Давление окружающей среды <text:s/>H=655 Па</text:p>
      <text:p text:style-name="P25">Температура окружающей среды <text:s/>t=20 °С</text:p>
      <text:p text:style-name="P25">Размеры корпуса для горизонтальной ориентации плат (ДхШхВ, м): <text:s/>0,189x0,113x0,067</text:p>
      <text:p text:style-name="P25">Коэффициент заполнения <text:s/>К=0,8</text:p>
      <text:p text:style-name="P25">Перфорационные отверстия отсутствуют</text:p>
      <text:p text:style-name="P22"/>
      <text:p text:style-name="P25"><text:soft-page-break/><text:s text:c="17"/>&lt;&lt;&lt;РЕЗУЛЬТАТЫ РАСЧЁТА&gt;&gt;&gt;</text:p>
      <text:p text:style-name="P25">Поверхность корпуса блока <text:s/>0,08318 кв.м</text:p>
      <text:p text:style-name="P25">Условная поверхность нагретой зоны <text:s/>0,07509 кв.м</text:p>
      <text:p text:style-name="P25">Удельная мощность корпуса <text:s/>31,73764 Вт</text:p>
      <text:p text:style-name="P25">Удельная мощность нагретой зоны <text:s/>35,15856 Вт</text:p>
      <text:p text:style-name="P25">Перегрев корпуса <text:s/>12,16792 °С</text:p>
      <text:p text:style-name="P25">Перегрев нагретой зоны <text:s/>8,66383 °С</text:p>
      <text:p text:style-name="P25">Средний перегрев воздуха в блоке <text:s/>9,26383 °С</text:p>
      <text:p text:style-name="P25">Температура корпуса блока <text:s/>32,16792 °С</text:p>
      <text:p text:style-name="P25">Температура нагретой зоны <text:s/>28,66383 °С</text:p>
      <text:p text:style-name="P25">Средняя температура воздуха в блоке <text:s/>29,26383 °С</text:p>
      <text:p text:style-name="P10">Таким образом, температура в блоке не критично превышает температуру окружающей среды. Поэтому, нет необходимости в дополнительном охлаждении блока.</text:p>
      <text:p text:style-name="P26">2.6.4 <text:span text:style-name="T1">Расчет резонансной частоты</text:span></text:p>
      <text:p text:style-name="P23">Данный расчет выполняется с целью определения прочностных характеристик платы в процессе последующего использования.</text:p>
      <text:p text:style-name="P5">Исходные данные:</text:p>
      <text:p text:style-name="P20">- материал основания платы:<text:tab/><text:tab/><text:tab/>стеклотекстолит;</text:p>
      <text:p text:style-name="P20">- модуль упругости <text:span text:style-name="T2">E</text:span>·10<text:span text:style-name="T8">5</text:span>, кг/см<text:span text:style-name="T8">2</text:span>:<text:tab/><text:tab/>3.45;</text:p>
      <text:p text:style-name="P20">- плотность ρ, г/см<text:span text:style-name="T8">3</text:span>:<text:tab/><text:tab/><text:tab/><text:tab/>от 1.8 до 3.3.</text:p>
      <text:p text:style-name="P20">Для всех случаев закрепления краев пластины собственная частота, Гц, определяется по формуле (<text:span text:style-name="T5">2</text:span>):</text:p>
      <text:p text:style-name="P3">,(<text:span text:style-name="T5">8</text:span>)</text:p>
      <text:p text:style-name="P23">где а – длина пластины, см;<text:span text:style-name="T2">h</text:span> – толщина пластины, см;с – частотная постоянная.</text:p>
      <text:p text:style-name="P19">Расчет резонансной частоты осуществлялся с помощью программы «Расчет параметров печатной платы <text:span text:style-name="T2">v</text:span>1.0» Расчет резонансной частоты осуществляется для случая, когда одна сторона свободна оперта, а другие три <text:soft-page-break/>стороны защемлены.<text:span text:style-name="T9"> <text:s text:c="5"/></text:span></text:p>
      <text:p text:style-name="P11">= РАСЧЁТ РЕЗОНАНСНОЙ ЧАСТОТЫ =</text:p>
      <text:p text:style-name="P14"/>
      <text:p text:style-name="P11">&lt;&lt;&lt;ИСХОДНЫЕ ДАННЫЕ&gt;&gt;&gt;</text:p>
      <text:p text:style-name="P9">Размеры пластины (длина х ширина х толщина): <text:s/>11x9x0,15 см</text:p>
      <text:p text:style-name="P9">Способ закрепления: <text:s/>1 Все стороны свободно оперты</text:p>
      <text:p text:style-name="P9">Частотная постоянная <text:s/>С=47</text:p>
      <text:p text:style-name="P13"/>
      <text:p text:style-name="P11">&lt;&lt;&lt;РЕЗУЛЬТАТ РАСЧЁТА&gt;&gt;&gt;</text:p>
      <text:p text:style-name="P9">Собственная частота колебаний пластины <text:s/>f=582,64463 Гц</text:p>
      <text:p text:style-name="P10">Таким образом, резонансная частота платы значительно больше, чем заданная в техническом задании, следовательно, виброзащита изделия считается удовлетворительной.</text:p>
      <text:p text:style-name="P38"/>
      <text:p text:style-name="P70">5.3.1 Расчет общего освещения</text:p>
      <text:p text:style-name="P43"><text:span text:style-name="T11">Исходные данные для расчета:</text:span></text:p>
      <text:p text:style-name="P43"><text:span text:style-name="T11">Высота помещения H</text:span><text:span text:style-name="T12">П</text:span><text:span text:style-name="T11"> , м = 2,9</text:span></text:p>
      <text:p text:style-name="P43"><text:span text:style-name="T11">Высота рабочей поверхности h</text:span><text:span text:style-name="T12">Р</text:span><text:span text:style-name="T11">, м = 1,1</text:span></text:p>
      <text:p text:style-name="P43"><text:span text:style-name="T11">Тип помещения = В-IIа</text:span></text:p>
      <text:p text:style-name="P43"><text:span text:style-name="T11">Расположение рабочих мест относительно стен = вдоль стен</text:span></text:p>
      <text:p text:style-name="P43"><text:span text:style-name="T11">Ширина помещения b, м = 15</text:span></text:p>
      <text:p text:style-name="P43"><text:span text:style-name="T11">Длина помещения a, м = 20</text:span></text:p>
      <text:p text:style-name="P43"><text:span text:style-name="T11">Состояние побелки потолка = свеж. п.</text:span></text:p>
      <text:p text:style-name="P43"><text:span text:style-name="T11">Состояние побелки стен = свеж. б.</text:span></text:p>
      <text:p text:style-name="Standard"><text:span text:style-name="T11">Нормируемая освещенность E, лк = 750</text:span></text:p>
      <text:p text:style-name="Standard"><text:span text:style-name="T11">Порядок расчёта:</text:span></text:p>
      <text:list xml:id="list840065180302158846" text:style-name="WWNum1">
        <text:list-item>
          <text:p text:style-name="P71"><text:span text:style-name="T13">Выбор источник света:</text:span></text:p>
        </text:list-item>
      </text:list>
      <text:p text:style-name="P39"><text:span text:style-name="T11">Выбираем люминисцентные лампы, так как помещение относится к типу П-II</text:span><text:span text:style-name="T3">a</text:span><text:span text:style-name="T11"> (пожароопасные).</text:span></text:p>
      <text:list xml:id="list31418541" text:continue-numbering="true" text:style-name="WWNum1">
        <text:list-item>
          <text:p text:style-name="P74"><text:span text:style-name="T13">Установка системы освещения: <text:s/></text:span></text:p>
        </text:list-item>
      </text:list>
      <text:p text:style-name="P39"><text:span text:style-name="T11">Выбираем систему комбинированного освещения, так как в помещении рабочие места расположены с невысокой плотностью (вдоль стен при ширине помещения в 15 м) и присутствуют зрительные нагрузки на рабочем месте.</text:span></text:p>
      <text:list xml:id="list31417782" text:continue-numbering="true" text:style-name="WWNum1">
        <text:list-item>
          <text:p text:style-name="P72"><text:span text:style-name="T13">Определение типа светильника:</text:span></text:p>
        </text:list-item>
      </text:list>
      <text:p text:style-name="P39"><text:span text:style-name="T11">Для нашего помещения выбираем люминисцентные лампы дневного света типа ЛХБ. Выбираем тип светильника ПВЛ-1-2х40 (габариты 1300х225х150).</text:span></text:p>
      <text:list xml:id="list31405344" text:continue-numbering="true" text:style-name="WWNum1">
        <text:list-item>
          <text:p text:style-name="P75"><text:span text:style-name="T13">Произведём расчет для размещения светильников. Размещение светильников производится согласно рис. 26 с определением основных размеров и построением схем размещения светильников в вертикальной и горизонтальной плоскостях:</text:span></text:p>
        </text:list-item>
      </text:list>
      <text:list xml:id="list7776195412523261402" text:style-name="WWNum2">
        <text:list-item>
          <text:p text:style-name="P76"><text:span text:style-name="T13"><text:s/>= 2,9 – 1,1 = 1,8 м;<text:tab/><text:tab/><text:tab/> <text:s text:c="9"/></text:span></text:p>
        </text:list-item>
        <text:list-item>
          <text:p text:style-name="P78"><text:span text:style-name="T13">= 0,2 <text:s/>1,8 = 0,36 м;<text:tab/><text:tab/><text:tab/></text:span></text:p>
        </text:list-item>
        <text:list-item>
          <text:p text:style-name="P77"><text:span text:style-name="T13"><text:s/>= 1,8 – 0,36 = 1,44 м;</text:span></text:p>
        </text:list-item>
        <text:list-item>
          <text:p text:style-name="P77"><text:span text:style-name="T13"><text:s/>= 1,44 + 1,1 = 2,54 м.<text:tab/></text:span></text:p>
        </text:list-item>
      </text:list>
      <text:p text:style-name="P79"><text:span text:style-name="T13"><text:tab/></text:span><text:span text:style-name="T7"><text:tab/> <text:s text:c="3"/><text:tab/> <text:s text:c="7"/></text:span><draw:frame draw:style-name="fr1" text:anchor-type="as-char" svg:width="6.985cm" svg:height="5.096cm" draw:z-index="0"><draw:image xlink:href="Pictures/20000007000028AA00001DA48951F82F.wmf" xlink:type="simple" xlink:show="embed" xlink:actuate="onLoad"/></draw:frame></text:p>
      <text:p text:style-name="P35"><text:soft-page-break/>Рисунок 26 - Схема расположения светильников в вертикальной плоскости: 1- светильник; 2 - рабочая поверхность;</text:p>
      <text:p text:style-name="P35"><draw:frame draw:style-name="fr1" draw:name="Графический объект1" text:anchor-type="as-char" svg:width="9.058cm" svg:height="5.867cm" draw:z-index="1"><draw:image xlink:href="Pictures/20000007000025E90000188A9371CA0D.wmf" xlink:type="simple" xlink:show="embed" xlink:actuate="onLoad"/></draw:frame></text:p>
      <text:p text:style-name="P35">Рисунок 27 - План цеха и размещение светильников с люминесцентными лампами</text:p>
      <text:list xml:id="list31417984" text:continue-list="list31405344" text:style-name="WWNum1">
        <text:list-item>
          <text:p text:style-name="P73"><text:span text:style-name="T13">Рассчитаем расстояние между центрами светильников:</text:span></text:p>
        </text:list-item>
      </text:list>
      <text:p text:style-name="P47"><text:span text:style-name="T11">, м <text:tab/> <text:s text:c="40"/>(26)</text:span></text:p>
      <text:p text:style-name="P39"><text:span text:style-name="T11">Для расположения </text:span>по углам квадратов или прямоугольников<text:span text:style-name="T11"> примем <text:s/></text:span></text:p>
      <text:p text:style-name="P48"><text:span text:style-name="T3">L</text:span><text:span text:style-name="T12">1,2</text:span><text:span text:style-name="T11"> = 1,44 <text:s/>1,6 = 2,3 м</text:span></text:p>
      <text:p text:style-name="P49"><text:span text:style-name="T11">, м, – при расположении светильников вдоль стен;</text:span></text:p>
      <text:p text:style-name="P48"><text:span text:style-name="T4">l</text:span><text:span text:style-name="T12">1,2</text:span><text:span text:style-name="T11">= 0,28 <text:s/>2,3 = 0,64 м</text:span></text:p>
      <text:p text:style-name="Standard"><text:span text:style-name="T11">Определим количество горизонтальных рядов по ширине помещения:</text:span></text:p>
      <text:p text:style-name="P50"><text:span text:style-name="T11">= <text:s/>+1 = 7,4 <text:s/>7 шт.</text:span></text:p>
      <text:list xml:id="list31415243" text:continue-numbering="true" text:style-name="WWNum1">
        <text:list-item>
          <text:p text:style-name="P80"><text:span text:style-name="T13">Проверим</text:span><text:span text:style-name="T14"> </text:span><text:span text:style-name="T13">соотношение:</text:span></text:p>
        </text:list-item>
      </text:list>
      <text:p text:style-name="P52"><text:span text:style-name="T11">, м <text:s text:c="33"/>(27)</text:span></text:p>
      <text:p text:style-name="P53"><text:span text:style-name="T11">b </text:span><text:span text:style-name="T3">= 2 <text:s/>0,64 + (7 – 1) <text:s/>2,3 = 15,0</text:span><text:span text:style-name="T11">7</text:span><text:span text:style-name="T3"> м</text:span></text:p>
      <text:p text:style-name="P53"><text:span text:style-name="T11">15,07</text:span><text:span text:style-name="T15">15м</text:span></text:p>
      <text:list xml:id="list31419324" text:continue-numbering="true" text:style-name="WWNum1">
        <text:list-item>
          <text:p text:style-name="P55"><text:span text:style-name="T11">Установим общее количество светильников:</text:span></text:p>
        </text:list-item>
      </text:list>
      <text:p text:style-name="P35"><text:span text:style-name="T11">= </text:span><text:span text:style-name="T16"><text:s/>=</text:span><text:span text:style-name="T11"> 56,7 <text:s/>57 шт.</text:span></text:p>
      <text:list xml:id="list31395117" text:continue-numbering="true" text:style-name="WWNum1">
        <text:list-item>
          <text:p text:style-name="P55"><text:span text:style-name="T11">Определим количество светильников в одном ряду:</text:span></text:p>
        </text:list-item>
      </text:list>
      <text:p text:style-name="P57"><text:span text:style-name="T11">= <text:s/>= 8,14 <text:s/>8 шт.</text:span></text:p>
      <text:list xml:id="list31396623" text:continue-numbering="true" text:style-name="WWNum1">
        <text:list-item>
          <text:p text:style-name="P80"><text:span text:style-name="T13">Проверим соотношение:</text:span></text:p>
        </text:list-item>
      </text:list>
      <text:p text:style-name="P51"><text:span text:style-name="T11">, м <text:s text:c="33"/>(28)</text:span></text:p>
      <text:p text:style-name="P58"><text:span text:style-name="T3">a</text:span><text:span text:style-name="T11"> = 2 <text:s/>0,64 + (8 – 1) <text:s/>2,3 = 17,38 м</text:span></text:p>
      <text:p text:style-name="P58"><text:span text:style-name="T11">17,38 м = 20 м – не верно</text:span></text:p>
      <text:p text:style-name="P58"><text:span text:style-name="T11">Примем </text:span><text:span text:style-name="T10"><text:s/></text:span><text:span text:style-name="T4">l</text:span><text:span text:style-name="T12">2</text:span><text:span text:style-name="T11"> = 1,9 м и проверим заново </text:span></text:p>
      <text:p text:style-name="P58"><text:span text:style-name="T3">a</text:span><text:span text:style-name="T11"> = 2 <text:s/>1,9 + (8 – 1) <text:s/>2,3 = 19,9 м</text:span></text:p>
      <text:p text:style-name="P58"><text:span text:style-name="T11">19,9 м</text:span><text:span text:style-name="T15"> 20 м</text:span></text:p>
      <text:list xml:id="list31418621" text:continue-numbering="true" text:style-name="WWNum1">
        <text:list-item>
          <text:p text:style-name="P59"><text:span text:style-name="T11">Определяем коэффициенты отражения света от потолка и стен в зависимости от материала, отделки и степени загрязнения:</text:span></text:p>
        </text:list-item>
      </text:list>
      <text:p text:style-name="P60"><text:span text:style-name="T11">Для свеже-побеленного потолка <text:s/>=70%</text:span></text:p>
      <text:p text:style-name="P60"><text:span text:style-name="T11">Для свеже-побеленных стен=70%</text:span></text:p>
      <text:list xml:id="list31423973" text:continue-numbering="true" text:style-name="WWNum1">
        <text:list-item>
          <text:p text:style-name="P61"><text:span text:style-name="T11">Вычислим показатель помещения:</text:span></text:p>
        </text:list-item>
      </text:list>
      <text:p text:style-name="P44"><text:span text:style-name="T17"><text:s text:c="46"/></text:span><text:span text:style-name="T11">(29)</text:span></text:p>
      <text:p text:style-name="P45"><text:span text:style-name="T20">i</text:span><text:span text:style-name="T21"> = <text:s/>= </text:span><text:span text:style-name="T11">5,95</text:span></text:p>
      <text:p text:style-name="P62"><text:span text:style-name="T11">При определении параметра </text:span><text:span text:style-name="T10"><text:s/></text:span><text:span text:style-name="T11">в случае получения <text:s/>следует принимать .</text:span></text:p>
      <text:list xml:id="list31412933" text:continue-numbering="true" text:style-name="WWNum1">
        <text:list-item>
          <text:p text:style-name="P42"><text:span text:style-name="T11">По значениям параметров , , <text:s/>и типу светильника устанавливаем коэффициент использования светового потока </text:span><text:span text:style-name="T18">:</text:span></text:p>
        </text:list-item>
      </text:list>
      <text:p text:style-name="P63"><text:soft-page-break/><text:span text:style-name="T11">Коэффициент = 67% при =70% , =70% , .</text:span></text:p>
      <text:p text:style-name="P54"/>
      <text:list xml:id="list31412811" text:continue-numbering="true" text:style-name="WWNum1">
        <text:list-item>
          <text:p text:style-name="P64"><text:span text:style-name="T11">Определяем расчетный световой поток одной лампы:</text:span></text:p>
        </text:list-item>
      </text:list>
      <text:p text:style-name="P65"><text:span text:style-name="T19"><text:s text:c="58"/></text:span><text:span text:style-name="T11">(30)</text:span></text:p>
      <text:p text:style-name="P66"/>
      <text:p text:style-name="P67"><text:span text:style-name="T11">- для люминисцентных ламп</text:span></text:p>
      <text:p text:style-name="P67"><text:span text:style-name="T11">- для люминисцентных ламп</text:span></text:p>
      <text:p text:style-name="P67"><text:span text:style-name="T11">= 2 шт. – количество ламп в светильнике</text:span></text:p>
      <text:p text:style-name="P45"><text:span text:style-name="T11">Лм</text:span></text:p>
      <text:list xml:id="list31420030" text:continue-numbering="true" text:style-name="WWNum1">
        <text:list-item>
          <text:p text:style-name="P41"><text:span text:style-name="T11">По полученной величине <text:s/>и напряжению в сети <text:s/>производим выбор типа и мощности ламп:</text:span></text:p>
        </text:list-item>
      </text:list>
      <text:p text:style-name="P81"><text:span text:style-name="T7">При этом необходимо соблюдение неравенств:</text:span></text:p>
      <text:p text:style-name="P82"><text:span text:style-name="T7"><text:tab/></text:span></text:p>
      <text:p text:style-name="P36"/>
      <text:p text:style-name="P43"><text:s/><text:span text:style-name="T11">= 2600 лм (для 1 лампы ЛХБ)</text:span> </text:p>
      <text:p text:style-name="P43"><text:span text:style-name="T11">Вт (для светильника ПВЛ-1-2х40) </text:span></text:p>
      <text:p text:style-name="P43"><text:span text:style-name="T11">В (для светильника ПВЛ-1-2х40)</text:span></text:p>
      <text:p text:style-name="P43"><text:span text:style-name="T11">Вт (для напряжения 220В и светового потока 5630 Лм)</text:span></text:p>
      <text:p text:style-name="P46"/>
      <text:p text:style-name="P46"/>
      <text:list xml:id="list31410693" text:continue-numbering="true" text:style-name="WWNum1">
        <text:list-item>
          <text:p text:style-name="P56"><text:span text:style-name="T11">Равенства и <text:s/>верны.</text:span></text:p>
        </text:list-item>
      </text:list>
      <text:p text:style-name="P37"/>
      <text:list xml:id="list31417800" text:continue-numbering="true" text:style-name="WWNum1">
        <text:list-item>
          <text:p text:style-name="P56"><text:span text:style-name="T11">Определяем фактическую освещенность:</text:span></text:p>
        </text:list-item>
      </text:list>
      <text:p text:style-name="P45"><text:span text:style-name="T11">= <text:s text:c="2"/>750 = 802,3 лк</text:span></text:p>
      <text:p text:style-name="P46"/>
      <text:list xml:id="list31394687" text:continue-numbering="true" text:style-name="WWNum1">
        <text:list-item>
          <text:p text:style-name="P68"><text:span text:style-name="T11">Рассчитывается мощность осветительной установки:</text:span></text:p>
        </text:list-item>
      </text:list>
      <text:p text:style-name="P69"><text:span text:style-name="T11">= 36 <text:s/>57 <text:s/>2 = 4104 Вт</text:span></text:p>
      <text:list xml:id="list31417228" text:continue-numbering="true" text:style-name="WWNum1">
        <text:list-item>
          <text:p text:style-name="P41"><text:span text:style-name="T11">Составляем паспорт осветительной установки: </text:span></text:p>
        </text:list-item>
      </text:list>
      <text:p text:style-name="P40"><text:span text:style-name="T11">Паспорт осветительной установки приведен в приложении Ж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ru" fo:country="RU" style:font-name-asian="Mangal" style:font-size-asian="12pt" style:language-asian="zh" style:country-asian="CN" fo:hyphenate="false" fo:hyphenation-remain-char-count="2" fo:hyphenation-push-char-count="2"/>
    </style:style>
    <style:style style:name="Heading" style:family="paragraph" style:parent-style-name="Standard" style:next-style-name="Îñíîâíîé_20_òåêñò" style:class="text">
      <style:paragraph-properties fo:margin-top="0.423cm" fo:margin-bottom="0.212cm" fo:hyphenation-ladder-count="no-limit" fo:keep-with-next="always"/>
      <style:text-properties style:use-window-font-color="true" style:font-name="Arial" fo:font-size="14pt" fo:language="ru" fo:country="RU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Îñíîâíîé_20_òåêñò" style:display-name="Îñíîâíîé òåêñò" style:family="paragraph" style:parent-style-name="Standard">
      <style:paragraph-properties fo:margin-top="0cm" fo:margin-bottom="0.212cm" fo:hyphenation-ladder-count="no-limit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Ñïèñîê" style:family="paragraph" style:parent-style-name="Îñíîâíîé_20_òåêñò">
      <style:text-properties style:font-name-asian="Mangal1"/>
    </style:style>
    <style:style style:name="Íàçâàíèå" style:family="paragraph" style:parent-style-name="Standard">
      <style:paragraph-properties fo:margin-top="0.212cm" fo:margin-bottom="0.212cm" fo:hyphenation-ladder-count="no-limit"/>
      <style:text-properties style:use-window-font-color="true" style:font-name="Times New Roman" fo:font-size="12pt" fo:language="ru" fo:country="RU" fo:font-style="italic" style:font-name-asian="Mangal1" style:language-asian="zh" style:country-asian="CN" style:font-style-asian="italic" style:font-name-complex="Times New Roman" style:font-style-complex="italic" fo:hyphenate="false" fo:hyphenation-remain-char-count="2" fo:hyphenation-push-char-count="2"/>
    </style:style>
    <style:style style:name="Óêàçàòåëü" style:family="paragraph" style:parent-style-name="Standard">
      <style:paragraph-properties fo:hyphenation-ladder-count="no-limit"/>
      <style:text-properties style:use-window-font-color="true" style:font-name="Times New Roman" fo:font-size="12pt" fo:language="ru" fo:country="RU" style:font-name-asian="Mangal1" style:font-size-asian="12pt" style:language-asian="zh" style:country-asian="CN" style:font-name-complex="Times New Roman" fo:hyphenate="false" fo:hyphenation-remain-char-count="2" fo:hyphenation-push-char-count="2"/>
    </style:style>
    <style:style style:name="No_20_Spacing" style:display-name="No Spacing" style:family="paragraph" style:parent-style-name="Standard">
      <style:paragraph-properties fo:margin-left="0cm" fo:margin-right="0cm" fo:margin-top="0cm" fo:margin-bottom="0cm" fo:line-height="150%" fo:text-align="justify" style:justify-single-word="false" fo:hyphenation-ladder-count="no-limit" fo:text-indent="1.251cm" style:auto-text-indent="false"/>
      <style:text-properties style:use-window-font-color="true" fo:font-size="14pt" fo:language="ru" fo:country="RU" style:font-name-asian="Times New Roman" style:font-size-asian="16pt" style:language-asian="zh" style:country-asian="CN" style:font-name-complex="Times New Roman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cm" style:line-height-at-least="0.176cm" fo:text-align="justify" style:justify-single-word="false" fo:hyphenation-ladder-count="no-limit" fo:text-indent="1.249cm" style:auto-text-indent="false"/>
      <style:text-properties style:use-window-font-color="true" fo:font-size="14pt" fo:language="ru" fo:country="RU" style:font-name-asian="Times New Roman" style:language-asian="ru" style:country-asian="RU" style:font-name-complex="Times New Roma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line-height="115%" fo:text-align="start" style:justify-single-word="false" fo:text-indent="0cm" style:auto-text-indent="false"/>
      <style:text-properties style:font-name="Calibri" fo:font-size="11pt" style:font-size-asian="11pt"/>
    </style:style>
    <style:style style:name="СтильPops" style:family="paragraph" style:parent-style-name="Standard" style:default-outline-level="" style:list-style-name="">
      <style:paragraph-properties fo:margin-left="1.27cm" fo:margin-right="0cm" fo:line-height="100%" fo:text-align="start" style:justify-single-word="false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0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88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7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1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5-19T11:23:31.29</dc:date>
    <meta:generator>OpenOffice/4.1.1$Win32 OpenOffice.org_project/411m6$Build-9775</meta:generator>
    <meta:editing-duration>PT14M33S</meta:editing-duration>
    <meta:editing-cycles>3</meta:editing-cycles>
    <meta:document-statistic meta:table-count="1" meta:image-count="2" meta:object-count="0" meta:page-count="9" meta:paragraph-count="213" meta:word-count="1321" meta:character-count="9392"/>
  </office:meta>
</office:document-meta>
</file>